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49" calcext:value-type="float">
            <text:p>84.4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7" calcext:value-type="float">
            <text:p>207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" calcext:value-type="float">
            <text:p>89.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3" calcext:value-type="float">
            <text:p>223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3.12" calcext:value-type="float">
            <text:p>93.1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203" calcext:value-type="float">
            <text:p>203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48" calcext:value-type="float">
            <text:p>93.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6" calcext:value-type="float">
            <text:p>86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2.66" calcext:value-type="float">
            <text:p>92.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1" calcext:value-type="float">
            <text:p>101</text:p>
          </table:table-cell>
          <table:table-cell table:formula="of:=[.B18]-[.E18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52" calcext:value-type="float">
            <text:p>90.52</text:p>
          </table:table-cell>
          <table:table-cell table:formula="of:=SUM([.B2:.B27])" office:value-type="float" office:value="3609" calcext:value-type="float">
            <text:p>360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67" calcext:value-type="float">
            <text:p>3267</text:p>
          </table:table-cell>
          <table:table-cell table:formula="of:=[.B29]-[.E29]" office:value-type="float" office:value="342" calcext:value-type="float">
            <text:p>34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2:34:18.380913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29T19:06:40.637888800</dc:date>
    <dc:creator>Brent Seidel</dc:creator>
    <meta:editing-duration>P6DT2H15M51S</meta:editing-duration>
    <meta:editing-cycles>34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